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2e86" officeooo:paragraph-rsid="00072e86"/>
    </style:style>
    <style:style style:name="P2" style:family="paragraph" style:parent-style-name="Standard">
      <style:text-properties style:font-name="FreeMono" fo:font-weight="bold" officeooo:rsid="00072e86" officeooo:paragraph-rsid="001cc7d6" style:font-weight-asian="bold" style:font-weight-complex="bold"/>
    </style:style>
    <style:style style:name="P3" style:family="paragraph" style:parent-style-name="Standard">
      <style:text-properties style:font-name="FreeMono" fo:font-weight="bold" officeooo:rsid="00072e86" officeooo:paragraph-rsid="00200074" style:font-weight-asian="bold" style:font-weight-complex="bold"/>
    </style:style>
    <style:style style:name="P4" style:family="paragraph" style:parent-style-name="Standard">
      <style:text-properties style:font-name="FreeMono" fo:font-weight="bold" officeooo:rsid="00072e86" officeooo:paragraph-rsid="00204842" style:font-weight-asian="bold" style:font-weight-complex="bold"/>
    </style:style>
    <style:style style:name="P5" style:family="paragraph" style:parent-style-name="Standard">
      <style:text-properties style:font-name="FreeMono" fo:font-weight="bold" officeooo:rsid="0010c51b" officeooo:paragraph-rsid="0011fa7c" style:font-weight-asian="bold" style:font-weight-complex="bold"/>
    </style:style>
    <style:style style:name="P6" style:family="paragraph" style:parent-style-name="Standard">
      <style:text-properties style:font-name="FreeMono" fo:font-weight="bold" officeooo:rsid="0010c51b" officeooo:paragraph-rsid="001faef8" style:font-weight-asian="bold" style:font-weight-complex="bold"/>
    </style:style>
    <style:style style:name="P7" style:family="paragraph" style:parent-style-name="Standard">
      <style:text-properties style:font-name="FreeMono" fo:font-weight="bold" officeooo:rsid="0010c51b" officeooo:paragraph-rsid="0010c51b" style:font-weight-asian="bold" style:font-weight-complex="bold"/>
    </style:style>
    <style:style style:name="P8" style:family="paragraph" style:parent-style-name="Standard">
      <style:text-properties style:font-name="FreeMono" fo:font-weight="bold" officeooo:rsid="000d4af9" officeooo:paragraph-rsid="00072e86" style:font-weight-asian="bold" style:font-weight-complex="bold"/>
    </style:style>
    <style:style style:name="P9" style:family="paragraph" style:parent-style-name="Standard">
      <style:text-properties style:font-name="FreeMono" fo:font-weight="bold" officeooo:rsid="0013dcab" officeooo:paragraph-rsid="001faef8" style:font-weight-asian="bold" style:font-weight-complex="bold"/>
    </style:style>
    <style:style style:name="P10" style:family="paragraph" style:parent-style-name="Standard">
      <style:text-properties style:font-name="FreeMono" fo:font-weight="bold" officeooo:rsid="0013dcab" officeooo:paragraph-rsid="0013dcab" style:font-weight-asian="bold" style:font-weight-complex="bold"/>
    </style:style>
    <style:style style:name="P11" style:family="paragraph" style:parent-style-name="Standard">
      <style:text-properties style:font-name="FreeMono" fo:font-weight="bold" officeooo:rsid="0024237f" officeooo:paragraph-rsid="0024237f" style:font-weight-asian="bold" style:font-weight-complex="bold"/>
    </style:style>
    <style:style style:name="P12" style:family="paragraph" style:parent-style-name="Standard">
      <style:text-properties style:font-name="Liberation Serif" fo:font-weight="normal" officeooo:rsid="000f3a14" officeooo:paragraph-rsid="000f3a14" style:font-weight-asian="normal" style:font-weight-complex="normal"/>
    </style:style>
    <style:style style:name="P13" style:family="paragraph" style:parent-style-name="Standard">
      <style:text-properties style:font-name="Liberation Serif" fo:font-weight="normal" officeooo:rsid="0010c51b" officeooo:paragraph-rsid="0010c51b" style:font-weight-asian="normal" style:font-weight-complex="normal"/>
    </style:style>
    <style:style style:name="P14" style:family="paragraph" style:parent-style-name="Standard">
      <style:text-properties officeooo:paragraph-rsid="0010c51b"/>
    </style:style>
    <style:style style:name="P15" style:family="paragraph" style:parent-style-name="Standard">
      <style:text-properties officeooo:rsid="0013dcab" officeooo:paragraph-rsid="001faef8"/>
    </style:style>
    <style:style style:name="P16" style:family="paragraph" style:parent-style-name="Standard">
      <style:text-properties style:font-name="Liberation Sans" officeooo:rsid="00072e86" officeooo:paragraph-rsid="00072e86"/>
    </style:style>
    <style:style style:name="P17" style:family="paragraph" style:parent-style-name="Standard">
      <style:text-properties style:font-name="Liberation Sans" officeooo:paragraph-rsid="00072e86"/>
    </style:style>
    <style:style style:name="P18" style:family="paragraph" style:parent-style-name="Standard">
      <style:text-properties style:font-name="Liberation Sans" officeooo:paragraph-rsid="00200074"/>
    </style:style>
    <style:style style:name="P19" style:family="paragraph" style:parent-style-name="Standard">
      <style:text-properties style:font-name="Liberation Sans" officeooo:paragraph-rsid="0011dca6"/>
    </style:style>
    <style:style style:name="P20" style:family="paragraph" style:parent-style-name="Standard">
      <style:text-properties style:font-name="Liberation Sans" style:text-underline-style="solid" style:text-underline-width="auto" style:text-underline-color="font-color" fo:font-weight="bold" officeooo:rsid="000bd6b3" officeooo:paragraph-rsid="000bd6b3" style:font-weight-asian="bold" style:font-weight-complex="bold"/>
    </style:style>
    <style:style style:name="P21" style:family="paragraph" style:parent-style-name="Standard">
      <style:text-properties style:font-name="Liberation Sans" style:text-underline-style="solid" style:text-underline-width="auto" style:text-underline-color="font-color" fo:font-weight="bold" officeooo:rsid="0010c51b" officeooo:paragraph-rsid="0010c51b" style:font-weight-asian="bold" style:font-weight-complex="bold"/>
    </style:style>
    <style:style style:name="P22" style:family="paragraph" style:parent-style-name="Standard">
      <style:text-properties style:font-name="Liberation Sans" officeooo:paragraph-rsid="001cc7d6"/>
    </style:style>
    <style:style style:name="P23" style:family="paragraph" style:parent-style-name="Standard">
      <style:text-properties style:font-name="Liberation Sans" fo:font-weight="normal" officeooo:rsid="000f3a14" officeooo:paragraph-rsid="000f3a14" style:font-weight-asian="normal" style:font-weight-complex="normal"/>
    </style:style>
    <style:style style:name="P24" style:family="paragraph" style:parent-style-name="Standard">
      <style:text-properties style:font-name="Liberation Sans" fo:font-weight="normal" officeooo:rsid="0013dcab" officeooo:paragraph-rsid="0013dcab" style:font-weight-asian="normal" style:font-weight-complex="normal"/>
    </style:style>
    <style:style style:name="P25" style:family="paragraph" style:parent-style-name="Standard">
      <style:text-properties style:font-name="Liberation Sans" fo:font-weight="normal" officeooo:rsid="0024237f" officeooo:paragraph-rsid="0024237f" style:font-weight-asian="normal" style:font-weight-complex="normal"/>
    </style:style>
    <style:style style:name="P26" style:family="paragraph" style:parent-style-name="Standard">
      <style:text-properties style:font-name="Liberation Sans" fo:font-weight="normal" officeooo:rsid="0011fa7c" officeooo:paragraph-rsid="001faef8" style:font-weight-asian="normal" style:font-weight-complex="normal"/>
    </style:style>
    <style:style style:name="P27" style:family="paragraph" style:parent-style-name="Standard">
      <style:text-properties style:font-name="Liberation Sans" officeooo:rsid="000b27e6" officeooo:paragraph-rsid="00200074"/>
    </style:style>
    <style:style style:name="P28" style:family="paragraph" style:parent-style-name="Standard">
      <style:text-properties style:font-name="Liberation Mono" fo:font-weight="normal" officeooo:rsid="000d4af9" officeooo:paragraph-rsid="00072e86" style:font-weight-asian="normal" style:font-weight-complex="normal"/>
    </style:style>
    <style:style style:name="P29" style:family="paragraph" style:parent-style-name="Standard">
      <style:text-properties officeooo:paragraph-rsid="00072e86"/>
    </style:style>
    <style:style style:name="P30" style:family="paragraph" style:parent-style-name="Preformatted_20_Text">
      <style:text-properties style:font-name="FreeMono" fo:font-size="12pt" fo:font-weight="bold" officeooo:rsid="00072e86" officeooo:paragraph-rsid="001cc7d6" style:font-size-asian="12pt" style:font-weight-asian="bold" style:font-size-complex="12pt" style:font-weight-complex="bold"/>
    </style:style>
    <style:style style:name="P31" style:family="paragraph" style:parent-style-name="Preformatted_20_Text">
      <style:text-properties officeooo:paragraph-rsid="001cc7d6"/>
    </style:style>
    <style:style style:name="P32" style:family="paragraph" style:parent-style-name="Standard">
      <style:text-properties officeooo:paragraph-rsid="001889ee"/>
    </style:style>
    <style:style style:name="P33" style:family="paragraph" style:parent-style-name="Standard">
      <style:text-properties style:font-name="FreeMono" fo:font-weight="bold" officeooo:paragraph-rsid="00269e0c" style:font-weight-asian="bold" style:font-weight-complex="bold"/>
    </style:style>
    <style:style style:name="P34" style:family="paragraph" style:parent-style-name="Standard">
      <style:text-properties style:font-name="Liberation Sans" officeooo:rsid="00072e86" officeooo:paragraph-rsid="0027f100"/>
    </style:style>
    <style:style style:name="P35" style:family="paragraph" style:parent-style-name="Standard">
      <style:text-properties officeooo:paragraph-rsid="001ec0aa"/>
    </style:style>
    <style:style style:name="P36" style:family="paragraph" style:parent-style-name="Standard">
      <style:text-properties style:font-name="Liberation Serif" fo:font-weight="normal" officeooo:rsid="0010c51b" officeooo:paragraph-rsid="0011fa7c" style:font-weight-asian="normal" style:font-weight-complex="normal"/>
    </style:style>
    <style:style style:name="P37" style:family="paragraph" style:parent-style-name="Standard">
      <style:text-properties officeooo:paragraph-rsid="002f1ce0"/>
    </style:style>
    <style:style style:name="P38" style:family="paragraph" style:parent-style-name="Standard">
      <style:text-properties officeooo:paragraph-rsid="001faef8"/>
    </style:style>
    <style:style style:name="T1" style:family="text">
      <style:text-properties officeooo:rsid="00072e86"/>
    </style:style>
    <style:style style:name="T2" style:family="text">
      <style:text-properties style:font-name="FreeMono" fo:font-weight="bold" style:font-weight-asian="bold" style:font-weight-complex="bold"/>
    </style:style>
    <style:style style:name="T3" style:family="text">
      <style:text-properties style:font-name="FreeMono" fo:font-weight="bold" officeooo:rsid="00072e86" style:font-weight-asian="bold" style:font-weight-complex="bold"/>
    </style:style>
    <style:style style:name="T4" style:family="text">
      <style:text-properties style:font-name="FreeMono" fo:font-weight="bold" officeooo:rsid="0010c51b" style:font-weight-asian="bold" style:font-weight-complex="bold"/>
    </style:style>
    <style:style style:name="T5" style:family="text">
      <style:text-properties style:font-name="FreeMono" fo:font-weight="bold" officeooo:rsid="0011dca6" style:font-weight-asian="bold" style:font-weight-complex="bold"/>
    </style:style>
    <style:style style:name="T6" style:family="text">
      <style:text-properties style:font-name="FreeMono" fo:font-weight="bold" officeooo:rsid="001faef8" style:font-weight-asian="bold" style:font-weight-complex="bold"/>
    </style:style>
    <style:style style:name="T7" style:family="text">
      <style:text-properties style:font-name="FreeMono" fo:font-weight="bold" officeooo:rsid="002f1ce0" style:font-weight-asian="bold" style:font-weight-complex="bold"/>
    </style:style>
    <style:style style:name="T8" style:family="text">
      <style:text-properties officeooo:rsid="000b27e6"/>
    </style:style>
    <style:style style:name="T9" style:family="text">
      <style:text-properties fo:font-weight="bold" officeooo:rsid="00072e86" style:font-weight-asian="bold" style:font-weight-complex="bold"/>
    </style:style>
    <style:style style:name="T10" style:family="text">
      <style:text-properties style:font-name="Liberation Sans" fo:font-weight="normal" style:font-weight-asian="normal" style:font-weight-complex="normal"/>
    </style:style>
    <style:style style:name="T11" style:family="text">
      <style:text-properties style:font-name="Liberation Sans" fo:font-weight="normal" officeooo:rsid="00200074" style:font-weight-asian="normal" style:font-weight-complex="normal"/>
    </style:style>
    <style:style style:name="T12" style:family="text">
      <style:text-properties style:font-name="Liberation Sans" fo:font-weight="normal" officeooo:rsid="0010c51b" style:font-weight-asian="normal" style:font-weight-complex="normal"/>
    </style:style>
    <style:style style:name="T13" style:family="text">
      <style:text-properties style:font-name="Liberation Sans" fo:font-weight="normal" officeooo:rsid="0011fa7c" style:font-weight-asian="normal" style:font-weight-complex="normal"/>
    </style:style>
    <style:style style:name="T14" style:family="text">
      <style:text-properties style:font-name="Liberation Sans" fo:font-weight="normal" officeooo:rsid="0011dca6" style:font-weight-asian="normal" style:font-weight-complex="normal"/>
    </style:style>
    <style:style style:name="T15" style:family="text">
      <style:text-properties style:font-name="Liberation Sans" fo:font-weight="normal" officeooo:rsid="001faef8" style:font-weight-asian="normal" style:font-weight-complex="normal"/>
    </style:style>
    <style:style style:name="T16" style:family="text">
      <style:text-properties style:font-name="Liberation Sans" fo:font-weight="normal" officeooo:rsid="000d4af9" style:font-weight-asian="normal" style:font-weight-complex="normal"/>
    </style:style>
    <style:style style:name="T17" style:family="text">
      <style:text-properties style:font-name="Liberation Sans" fo:font-weight="normal" officeooo:rsid="002cb4ea" style:font-weight-asian="normal" style:font-weight-complex="normal"/>
    </style:style>
    <style:style style:name="T18" style:family="text">
      <style:text-properties style:font-name="Liberation Sans" fo:font-weight="normal" officeooo:rsid="001ec0aa" style:font-weight-asian="normal" style:font-weight-complex="normal"/>
    </style:style>
    <style:style style:name="T19" style:family="text">
      <style:text-properties style:font-name="Liberation Sans" fo:font-weight="normal" officeooo:rsid="002f1ce0" style:font-weight-asian="normal" style:font-weight-complex="normal"/>
    </style:style>
    <style:style style:name="T20" style:family="text">
      <style:text-properties style:font-name="Liberation Sans" fo:font-weight="normal" officeooo:rsid="0030241d" style:font-weight-asian="normal" style:font-weight-complex="normal"/>
    </style:style>
    <style:style style:name="T21" style:family="text">
      <style:text-properties style:font-name="Liberation Sans" fo:font-weight="normal" officeooo:rsid="0013dcab" style:font-weight-asian="normal" style:font-weight-complex="normal"/>
    </style:style>
    <style:style style:name="T22" style:family="text">
      <style:text-properties style:font-name="Liberation Sans" style:text-underline-style="solid" style:text-underline-width="auto" style:text-underline-color="font-color" fo:font-weight="bold" style:font-weight-asian="bold" style:font-weight-complex="bold"/>
    </style:style>
    <style:style style:name="T23" style:family="text">
      <style:text-properties style:font-name="Liberation Sans" style:text-underline-style="solid" style:text-underline-width="auto" style:text-underline-color="font-color" fo:font-weight="bold" officeooo:rsid="00072e86" style:font-weight-asian="bold" style:font-weight-complex="bold"/>
    </style:style>
    <style:style style:name="T24" style:family="text">
      <style:text-properties style:font-name="Liberation Sans" style:text-underline-style="solid" style:text-underline-width="auto" style:text-underline-color="font-color" fo:font-weight="bold" officeooo:rsid="0024237f" style:font-weight-asian="bold" style:font-weight-complex="bold"/>
    </style:style>
    <style:style style:name="T25" style:family="text">
      <style:text-properties style:font-name="Liberation Sans" style:text-underline-style="solid" style:text-underline-width="auto" style:text-underline-color="font-color" fo:font-weight="bold" officeooo:rsid="0028e296" style:font-weight-asian="bold" style:font-weight-complex="bold"/>
    </style:style>
    <style:style style:name="T26" style:family="text">
      <style:text-properties style:font-name="Liberation Sans" style:text-underline-style="solid" style:text-underline-width="auto" style:text-underline-color="font-color" fo:font-weight="bold" officeooo:rsid="0013dcab" style:font-weight-asian="bold" style:font-weight-complex="bold"/>
    </style:style>
    <style:style style:name="T27" style:family="text">
      <style:text-properties style:font-name="Liberation Sans" officeooo:rsid="001889ee"/>
    </style:style>
    <style:style style:name="T28" style:family="text">
      <style:text-properties style:font-name="Liberation Sans" officeooo:rsid="001b5722"/>
    </style:style>
    <style:style style:name="T29" style:family="text">
      <style:text-properties style:font-name="Liberation Sans" officeooo:rsid="001ec0aa"/>
    </style:style>
    <style:style style:name="T30" style:family="text">
      <style:text-properties style:font-name="Liberation Sans" officeooo:rsid="001cc7d6"/>
    </style:style>
    <style:style style:name="T31" style:family="text">
      <style:text-properties style:font-name="Liberation Sans" officeooo:rsid="001902f4"/>
    </style:style>
    <style:style style:name="T32" style:family="text">
      <style:text-properties style:font-name="Liberation Sans" officeooo:rsid="00200074"/>
    </style:style>
    <style:style style:name="T33" style:family="text">
      <style:text-properties style:font-name="Liberation Sans" officeooo:rsid="00269e0c"/>
    </style:style>
    <style:style style:name="T34" style:family="text">
      <style:text-properties style:font-name="Liberation Sans" officeooo:rsid="002a5c27"/>
    </style:style>
    <style:style style:name="T35" style:family="text">
      <style:text-properties style:font-name="Liberation Sans" officeooo:rsid="002bfba3"/>
    </style:style>
    <style:style style:name="T36" style:family="text">
      <style:text-properties style:font-name="Liberation Sans" fo:font-size="12pt" officeooo:rsid="000bd6b3" style:font-size-asian="12pt" style:font-size-complex="12pt"/>
    </style:style>
    <style:style style:name="T37" style:family="text">
      <style:text-properties style:font-name="Liberation Sans" fo:font-size="12pt" officeooo:rsid="002cb4ea" style:font-size-asian="12pt" style:font-size-complex="12pt"/>
    </style:style>
    <style:style style:name="T38" style:family="text">
      <style:text-properties style:font-name="Liberation Sans" fo:font-size="12pt" officeooo:rsid="002cb4ea" style:font-name-asian="Noto Sans Mono CJK SC" style:font-size-asian="12pt" style:font-name-complex="Liberation Mono" style:font-size-complex="12pt"/>
    </style:style>
    <style:style style:name="T39" style:family="text">
      <style:text-properties style:font-name="Liberation Sans" fo:font-weight="bold" officeooo:rsid="00072e86" style:font-weight-asian="bold" style:font-weight-complex="bold"/>
    </style:style>
    <style:style style:name="T40" style:family="text">
      <style:text-properties fo:font-weight="normal" officeooo:rsid="000d4af9" style:font-weight-asian="normal" style:font-weight-complex="normal"/>
    </style:style>
    <style:style style:name="T41" style:family="text">
      <style:text-properties fo:font-weight="normal" officeooo:rsid="001ec0aa" style:font-weight-asian="normal" style:font-weight-complex="normal"/>
    </style:style>
    <style:style style:name="T42" style:family="text">
      <style:text-properties officeooo:rsid="0011dca6"/>
    </style:style>
    <style:style style:name="T43" style:family="text">
      <style:text-properties officeooo:rsid="00172e9c"/>
    </style:style>
    <style:style style:name="T44" style:family="text">
      <style:text-properties officeooo:rsid="0017f285"/>
    </style:style>
    <style:style style:name="T45" style:family="text">
      <style:text-properties officeooo:rsid="001a49f0"/>
    </style:style>
    <style:style style:name="T46" style:family="text">
      <style:text-properties officeooo:rsid="001b5722"/>
    </style:style>
    <style:style style:name="T47" style:family="text">
      <style:text-properties officeooo:rsid="001c4c82"/>
    </style:style>
    <style:style style:name="T48" style:family="text">
      <style:text-properties officeooo:rsid="001cc7d6"/>
    </style:style>
    <style:style style:name="T49" style:family="text">
      <style:text-properties officeooo:rsid="001ec0aa"/>
    </style:style>
    <style:style style:name="T50" style:family="text">
      <style:text-properties officeooo:rsid="00204842"/>
    </style:style>
    <style:style style:name="T51" style:family="text">
      <style:text-properties officeooo:rsid="00269e0c"/>
    </style:style>
    <style:style style:name="T52" style:family="text">
      <style:text-properties officeooo:rsid="00200074"/>
    </style:style>
    <style:style style:name="T53" style:family="text">
      <style:text-properties officeooo:rsid="002cb4ea"/>
    </style:style>
    <style:style style:name="T54" style:family="text">
      <style:text-properties officeooo:rsid="002f1ce0"/>
    </style:style>
    <style:style style:name="T55" style:family="text">
      <style:text-properties officeooo:rsid="003024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5">HTML </text:span><text:span text:style-name="T23">Web Template </text:span><text:span text:style-name="T24">v1 Read Me</text:span></text:p>
      <text:p text:style-name="P16"/>
      <text:p text:style-name="P17"><text:span text:style-name="T1">Th</text:span><text:span text:style-name="T45">is template </text:span><text:span text:style-name="T1">can be used as a foundation to build </text:span><text:span text:style-name="T45">any </text:span><text:span text:style-name="T1">website. </text:span><text:span text:style-name="T46">It</text:span><text:span text:style-name="T1"> </text:span><text:span text:style-name="T46">is a high level design that </text:span><text:span text:style-name="T1">can be adapted according to </text:span><text:span text:style-name="T49">any </text:span><text:span text:style-name="T46">set of </text:span><text:span text:style-name="T1">specific </text:span><text:span text:style-name="T46">website requirements</text:span><text:span text:style-name="T1">.</text:span></text:p>
      <text:p text:style-name="P17"/>
      <text:p text:style-name="P34">Th<text:span text:style-name="T49">is</text:span> Web Template was built in Visual Studio Code and validated against the W3C HTML Validator: <text:a xlink:type="simple" xlink:href="https://validator.w3.org/" text:style-name="Internet_20_link" text:visited-style-name="Visited_20_Internet_20_Link"><text:span text:style-name="T49">https://validator.w3.org/</text:span></text:a><text:span text:style-name="T49">. This means the HTML has been written corre</text:span><text:span text:style-name="T50">c</text:span><text:span text:style-name="T49">tly.</text:span></text:p>
      <text:p text:style-name="P16"/>
      <text:p text:style-name="P17"><text:span text:style-name="T1">The template </text:span><text:span text:style-name="T46">has been designed to</text:span><text:span text:style-name="T1">:</text:span></text:p>
      <text:p text:style-name="P16">- Load quickly.</text:p>
      <text:p text:style-name="P16">- Validate to HTML5.</text:p>
      <text:p text:style-name="P17"><text:span text:style-name="T1">- </text:span><text:span text:style-name="T46">Be </text:span><text:span text:style-name="T1">good for Search Engine</text:span><text:span text:style-name="T47">s to index</text:span><text:span text:style-name="T1">.</text:span></text:p>
      <text:p text:style-name="P17">- Be compatible with most browsers and devices.</text:p>
      <text:p text:style-name="P16">- Be easy to use and navigate.</text:p>
      <text:p text:style-name="P16">- Meet users’ accessibility needs.</text:p>
      <text:p text:style-name="P16"/>
      <text:p text:style-name="P32"><text:span text:style-name="T27">If you’re brand new to We</text:span><text:span text:style-name="T28">b</text:span><text:span text:style-name="T27"> Design and creating webpages, the simplest way to get started on editing </text:span><text:span text:style-name="T34">the template</text:span><text:span text:style-name="T27">, is to copy and paste </text:span><text:span text:style-name="T29">the code </text:span><text:span text:style-name="T27">into a </text:span><text:span text:style-name="T30">blank </text:span><text:span text:style-name="T27">text </text:span><text:span text:style-name="T30">file (Notepad or Nano etc – not MS Word)</text:span><text:span text:style-name="T27"> and save </text:span><text:span text:style-name="T30">to your own computer </text:span><text:span text:style-name="T27">as index.html. If you then open the </text:span><text:span text:style-name="T31">file in </text:span><text:span text:style-name="T30">the same</text:span><text:span text:style-name="T31"> text editor, you can edit </text:span><text:span text:style-name="T34">and save </text:span><text:span text:style-name="T31">the HTML to create your own pages. To view </text:span><text:span text:style-name="T29">it</text:span><text:span text:style-name="T31"> as a webpage, open the </text:span><text:span text:style-name="T34">same </text:span><text:span text:style-name="T31">file in a Web browser. </text:span><text:span text:style-name="T32">This gives an explanation of the tags and their purpose.</text:span></text:p>
      <text:p text:style-name="P32"><text:span text:style-name="T32"/></text:p>
      <text:p text:style-name="P33"><text:span text:style-name="T52">&lt;!-- </text:span><text:span text:style-name="T51">This is a comment.</text:span><text:span text:style-name="T52">--&gt;</text:span></text:p>
      <text:p text:style-name="P32"><text:span text:style-name="T33">This is how you write comments to explain what each part of the </text:span><text:span text:style-name="T35">HTML</text:span><text:span text:style-name="T33"> does. However, on a live page, lots of explanations makes the page slightly bigger and slower to download. It might also give away security features to any bad actors on the Internet.</text:span><text:span text:style-name="T32"> </text:span><text:span text:style-name="T33">Comments like these can be added anywhere in the HTML of the page. </text:span><text:span text:style-name="T35">You can always add them in to the development version of your website and remove them, just before publishing on the Web.</text:span></text:p>
      <text:p text:style-name="P1"/>
      <text:p text:style-name="P3">&lt;!DOCTYPE html&gt;</text:p>
      <text:p text:style-name="P27">This states the document is written in HTML.</text:p>
      <text:p text:style-name="P1"/>
      <text:p text:style-name="P3">&lt;html lang="en-GB"&gt;</text:p>
      <text:p text:style-name="P18"><text:span text:style-name="T8">This states the document is written in British English. This helps search engines to index the file under the correct human language. </text:span><text:span text:style-name="T48">Change this to suit your own language, for example en-US (American-English).</text:span></text:p>
      <text:p text:style-name="P1"/>
      <text:p text:style-name="P19"><text:span text:style-name="T42">Every HTML webpage is split into two sections: the head and the body. </text:span><text:span text:style-name="T49">T</text:span><text:span text:style-name="T42">he </text:span><text:span text:style-name="T49">technical</text:span><text:span text:style-name="T42"> parts of </text:span><text:span text:style-name="T48">the</text:span><text:span text:style-name="T42"> webpage go into the head and the presentation part goes into the body.</text:span></text:p>
      <text:p text:style-name="P1"/>
      <text:p text:style-name="P20">The Head Section</text:p>
      <text:p text:style-name="P1"/>
      <text:p text:style-name="P30"><text:bookmark text:name="line1"/>&lt;meta charset="utf-8"&gt;</text:p>
      <text:p text:style-name="P31"><text:span text:style-name="T36">This explains which character set the document uses. This is the best </text:span><text:span text:style-name="T38">encoding standard</text:span><text:span text:style-name="T36"> to use and can help with non Roman character sets like Japanese, for example.</text:span></text:p>
      <text:p text:style-name="P1"/>
      <text:p text:style-name="P4">&lt;meta name="viewport" content="width=device-width, initial-scaled=1.0"&gt;</text:p>
      <text:p text:style-name="P22"><text:span text:style-name="T43">This enables the webpage to match the width of devices like mobile phones. It is also a tag recognised by search engines and can be rewarded with a higher ranking as it shows you have made the effort to make your webpage </text:span><text:span text:style-name="T44">display correctly on</text:span><text:span text:style-name="T43"> mobile phones </text:span><text:span text:style-name="T49">and tablets</text:span><text:span text:style-name="T43">.</text:span></text:p>
      <text:p text:style-name="P1"><text:soft-page-break/></text:p>
      <text:p text:style-name="P2">&lt;title&gt;Website/Webpage Title | [by] Your Company&lt;/title&gt;</text:p>
      <text:p text:style-name="P35"><text:span text:style-name="T16">This is the Title tag and is important for </text:span><text:span text:style-name="T17">s</text:span><text:span text:style-name="T16">earch </text:span><text:span text:style-name="T17">e</text:span><text:span text:style-name="T16">ngines and to explain what the web page is about. </text:span><text:span text:style-name="T18">A common</text:span><text:span text:style-name="T16"> format for search engine optimisation is to have a brief title followed by a pipe | and then the owner of the website. </text:span><text:span text:style-name="T18">To edit this, change everything inside the </text:span><text:span text:style-name="T3">&lt;title&gt;&lt;/title&gt;</text:span><text:span text:style-name="T39"> </text:span><text:span text:style-name="T18">opening and closing tags.</text:span></text:p>
      <text:p text:style-name="P28"/>
      <text:p text:style-name="P8">&lt;meta name="description" content="Enter a brief description here of what the web page is about and this should appear within the search engine's search results."&gt;</text:p>
      <text:p text:style-name="P23">The meta section is important as this is what will be used to describe your website in the text area under the link that appears search engine result. Make this as attractive as possible and this can be used to persuade visitors to click on your website and not your competitor’s.</text:p>
      <text:p text:style-name="P12"/>
      <text:p text:style-name="P21">The Body Section</text:p>
      <text:p text:style-name="P13"/>
      <text:p text:style-name="P14"><text:span text:style-name="T4">&lt;h1&gt;First Heading of the Web Page&lt;/h1&gt;</text:span><text:span text:style-name="T12"> - This section is the first heading of your first area of text that will be displayed on your website. The head</text:span><text:span text:style-name="T13">ing</text:span><text:span text:style-name="T12">s must be used in numerical order if they are going to communicate clearly </text:span><text:span text:style-name="T19">with</text:span><text:span text:style-name="T12"> search engines and screen readers (for people who need the text read out to them). </text:span><text:span text:style-name="T14">You can have up to 6 layers of headings, </text:span><text:span text:style-name="T19">if you need that many</text:span><text:span text:style-name="T14">. </text:span><text:span text:style-name="T13">By default, heading tags also create a paragraph break underneath them, but this can be over-ridden</text:span><text:span text:style-name="T13"> in Cascading Style Sheets (CSS) </text:span><text:span text:style-name="T15">which is out of scope of this simple HTML template</text:span><text:span text:style-name="T13">.</text:span></text:p>
      <text:p text:style-name="P13"/>
      <text:p text:style-name="P5">&lt;h2&gt;Second Heading of the Web Page&lt;/h2&gt;</text:p>
      <text:p text:style-name="P36"><text:span text:style-name="T2">&lt;h</text:span><text:span text:style-name="T5">3</text:span><text:span text:style-name="T2">&gt;</text:span><text:span text:style-name="T5">Third</text:span><text:span text:style-name="T2"> Heading of the Web Page&lt;/h</text:span><text:span text:style-name="T5">3</text:span><text:span text:style-name="T2">&gt;</text:span></text:p>
      <text:p text:style-name="P37"><text:span text:style-name="T4">&lt;h</text:span><text:span text:style-name="T7">4</text:span><text:span text:style-name="T4">&gt;</text:span><text:span text:style-name="T7">Fourth</text:span><text:span text:style-name="T4"> Heading of the Web Page&lt;/h</text:span><text:span text:style-name="T7">4</text:span><text:span text:style-name="T4">&gt;</text:span></text:p>
      <text:p text:style-name="P37"><text:span text:style-name="T4">&lt;h</text:span><text:span text:style-name="T7">5</text:span><text:span text:style-name="T4">&gt;</text:span><text:span text:style-name="T7">Fifth</text:span><text:span text:style-name="T4"> Heading of the Web Page&lt;/h</text:span><text:span text:style-name="T7">5</text:span><text:span text:style-name="T4">&gt;</text:span></text:p>
      <text:p text:style-name="P37"><text:span text:style-name="T4">&lt;h</text:span><text:span text:style-name="T7">6</text:span><text:span text:style-name="T4">&gt;</text:span><text:span text:style-name="T7">Sixth</text:span><text:span text:style-name="T4"> Heading of the Web Page&lt;/h</text:span><text:span text:style-name="T7">6</text:span><text:span text:style-name="T4">&gt;</text:span></text:p>
      <text:p text:style-name="P5"/>
      <text:p text:style-name="P6">&lt;p&gt;&lt;/p&gt;</text:p>
      <text:p text:style-name="P26">This is a paragraph break. It consists of one opening tag and one closing tag.</text:p>
      <text:p text:style-name="P7"/>
      <text:p text:style-name="P15"><text:span text:style-name="T4">&lt;</text:span><text:span text:style-name="T2">br&gt;</text:span></text:p>
      <text:p text:style-name="P9">This is a line break (carriage return).</text:p>
      <text:p text:style-name="P10"/>
      <text:p text:style-name="P15"><text:span text:style-name="T2">&lt;strong&gt;&lt;/strong</text:span><text:span text:style-name="T6">&gt;</text:span></text:p>
      <text:p text:style-name="P38"><text:span text:style-name="T21">This makes the text go bold and should only be used to make text bold. </text:span><text:span text:style-name="T26">Do no</text:span><text:span text:style-name="T21">t use headers </text:span><text:span text:style-name="T11">to make </text:span><text:span text:style-name="T20">paragraph </text:span><text:span text:style-name="T11">text bold, </text:span><text:span text:style-name="T21">as that is not what they are there for. </text:span><text:span text:style-name="T20">Likewise, don’t use the strong tag to create headings. </text:span></text:p>
      <text:p text:style-name="P24"/>
      <text:p text:style-name="P10">&lt;a href="<text:a xlink:type="simple" xlink:href="https://www.github.com/" text:style-name="Internet_20_link" text:visited-style-name="Visited_20_Internet_20_Link">https://www.github.com</text:a>"&gt;GitHub&lt;/a&gt;</text:p>
      <text:p text:style-name="P25">This is a link to GitHub. It opens in the same window or tab.</text:p>
      <text:p text:style-name="P11"/>
      <text:p text:style-name="P11">&lt;a href="https://www.github.com/KevinJFoulger" target="_blank"&gt;Kevin J Foulger's GitHub page&lt;/a&gt;</text:p>
      <text:p text:style-name="P25">This link opens in a new tab. Please be aware that this maybe good for keeping people on your website, but it is not ideal for people using screen readers as it can cause them to become disorientated as they can’t press the Back button to go back, because they are now in a new tab. Perhaps add an icon or message to state that the link open<text:span text:style-name="T55">s</text:span> in a new 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5T11:21:48.370413407</meta:creation-date>
    <meta:generator>LibreOffice/6.4.7.2$Linux_X86_64 LibreOffice_project/40$Build-2</meta:generator>
    <dc:date>2022-11-07T15:20:41.248961625</dc:date>
    <meta:editing-duration>PT2H32M36S</meta:editing-duration>
    <meta:editing-cycles>33</meta:editing-cycles>
    <meta:document-statistic meta:table-count="0" meta:image-count="0" meta:object-count="0" meta:page-count="2" meta:paragraph-count="44" meta:word-count="880" meta:character-count="5015" meta:non-whitespace-character-count="4178"/>
  </office:meta>
</office:document-meta>
</file>